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Writ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rrorWriter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WriterTest_12.test_erro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rrorWriter.write( char [ ] cbuf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